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5dd8" officeooo:paragraph-rsid="000c5dd8"/>
    </style:style>
    <style:style style:name="P2" style:family="paragraph" style:parent-style-name="Standard">
      <style:text-properties fo:font-weight="bold" officeooo:rsid="000c5dd8" officeooo:paragraph-rsid="000c5dd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</text:p>
      <text:p text:style-name="P1"/>
      <text:p text:style-name="P2">Reply from Jenny Morrison, who wrote the biography on findagrave.com about Heinrich “Henry” Behrman </text:p>
      <text:p text:style-name="P1"/>
      <text:p text:style-name="P1">Heinrich Behrmann </text:p>
      <text:p text:style-name="P1"/>
      <text:p text:style-name="P1">Thank you for your message concerning Henry B. he is also my ggg grandfather. I went into my files on ancestry to take a look. While the document comes up on ancestry with the 1854 date, when I look at the actual document magnified it looks more like 1856. I believe I did research that more either on the Internet or in the Allen County Public Library Genealogy Center in Fort Wayne IN, but I would have to get into my hard copy files to verify that. </text:p>
      <text:p text:style-name="P1"/>
      <text:p text:style-name="P1">Also, some collaborative research I did with cousins about a year ago From me St. Louis, Fort wayne, Hawaii, and Germany...we finally figured out that the older Fritz was not Heinrich's father but his uncle, and I have had contact with his descendents in Fort Wayne. I think I changed my ancestry tree with that new info, but I didn't remember to correct it on Find a Grave, so I will do that soon! </text:p>
      <text:p text:style-name="P1"/>
      <text:p text:style-name="P1">Thank you and blessings on your research. If I can be of any more help let me know. If you send your email address to me I can invite you to see my ancestry.com tree. </text:p>
      <text:p text:style-name="P1"/>
      <text:p text:style-name="P1">My line is : </text:p>
      <text:p text:style-name="P1">Henirich, Fred., Fred, Marguerite Bearman Arnos, my mom, Me. </text:p>
      <text:p text:style-name="P1"/>
      <text:p text:style-name="P1">Jenny Mor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krueckeberg</meta:initial-creator>
    <meta:creation-date>2014-03-26T14:40:46.897926354</meta:creation-date>
    <dc:date>2015-05-15T21:23:11.022034936</dc:date>
    <dc:creator>Kurt Krueckeberg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28" meta:character-count="1294" meta:non-whitespace-character-count="1068"/>
  </office:meta>
</office:document-meta>
</file>